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56.39mm"/>
    </style:style>
    <style:style style:name="co9" style:family="table-column">
      <style:table-column-properties fo:break-before="auto" style:column-width="54.66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ubsub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geometry</text:p>
          </table:table-cell>
          <table:table-cell table:style-name="ce1" office:value-type="string" calcext:value-type="string">
            <text:p>Hierarchy 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SM_MAPPING_KEY</text:p>
          </table:table-cell>
          <table:table-cell table:style-name="ce1" office:value-type="string" calcext:value-type="string">
            <text:p>OSM_SUBCLASS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_court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food_cou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food_drin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oint / polygon</text:p>
          </table:table-cell>
          <table:table-cell table:number-columns-repeated="2"/>
          <table:table-cell office:value-type="string" calcext:value-type="string">
            <text:p>amenity</text:p>
          </table:table-cell>
          <table:table-cell office:value-type="string" calcext:value-type="string">
            <text:p>restau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building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christian_pow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community_centr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jew_pow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muslim_pow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number-columns-repeated="2" office:value-type="string" calcext:value-type="string">
            <text:p>public_building</text:p>
          </table:table-cell>
          <table:table-cell office:value-type="string" calcext:value-type="string">
            <text:p>townhal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dog_park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golf_cours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industry</text:p>
          </table:table-cell>
          <table:table-cell/>
          <table:table-cell office:value-type="string" calcext:value-type="string">
            <text:p>top10</text:p>
          </table:table-cell>
          <table:table-cell table:number-columns-repeated="3"/>
          <table:table-cell office:value-type="string" calcext:value-type="string">
            <text:p>plaats</text:p>
          </table:table-cell>
          <table:table-cell office:value-type="string" calcext:value-type="string">
            <text:p>typegebied=industriek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os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 area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parking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os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age ingang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parking</text:p>
          </table:table-cell>
          <table:table-cell office:value-type="string" calcext:value-type="string">
            <text:p>parking_space</text:p>
          </table:table-cell>
          <table:table-cell office:value-type="string" calcext:value-type="string">
            <text:p>os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ngle spo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spor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sport</text:p>
          </table:table-cell>
          <table:table-cell office:value-type="string" calcext:value-type="string">
            <text:p>sports_centr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sports_ce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sport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sport</text:p>
          </table:table-cell>
          <table:table-cell office:value-type="string" calcext:value-type="string">
            <text:p>swimming_poo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spor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water</text:p>
          </table:table-cell>
          <table:table-cell office:value-type="string" calcext:value-type="string">
            <text:p>beach_resort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beach_re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water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functioneelgebied</text:p>
          </table:table-cell>
          <table:table-cell office:value-type="string" calcext:value-type="string">
            <text:p>typefunctioneelgebied= h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water</text:p>
          </table:table-cell>
          <table:table-cell office:value-type="string" calcext:value-type="string">
            <text:p>jachthaven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Polygon</text:p>
          </table:table-cell>
          <table:table-cell table:number-columns-repeated="2"/>
          <table:table-cell office:value-type="string" calcext:value-type="string">
            <text:p>functioneelgebied</text:p>
          </table:table-cell>
          <table:table-cell office:value-type="string" calcext:value-type="string">
            <text:p>typefunctioneelgebied= jachth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water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3" office:value-type="string" calcext:value-type="string">
            <text:p>public_space</text:p>
          </table:table-cell>
          <table:table-cell table:style-name="ce3" office:value-type="string" calcext:value-type="string">
            <text:p>water</text:p>
          </table:table-cell>
          <table:table-cell office:value-type="string" calcext:value-type="string">
            <text:p>swimming_area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leisure</text:p>
          </table:table-cell>
          <table:table-cell office:value-type="string" calcext:value-type="string">
            <text:p>swimming_a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erialway</text:p>
          </table:table-cell>
          <table:table-cell office:value-type="string" calcext:value-type="string">
            <text:p>s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table:number-columns-repeated="2" office:value-type="string" calcext:value-type="string">
            <text:p>bus_stop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highway</text:p>
          </table:table-cell>
          <table:table-cell office:value-type="string" calcext:value-type="string">
            <text:p>bus_s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table:style-name="ce4" office:value-type="string" calcext:value-type="string">
            <text:p>ferry_terminal</text:p>
          </table:table-cell>
          <table:table-cell office:value-type="string" calcext:value-type="string">
            <text:p>ferry_termina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office:value-type="string" calcext:value-type="string">
            <text:p>ferry_ter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table:number-columns-repeated="2" office:value-type="string" calcext:value-type="string">
            <text:p>metro_entranc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railway</text:p>
          </table:table-cell>
          <table:table-cell office:value-type="string" calcext:value-type="string">
            <text:p>metro_ent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train_st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railway</text:p>
          </table:table-cell>
          <table:table-cell office:value-type="string" calcext:value-type="string">
            <text:p>s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ublic_transport</text:p>
          </table:table-cell>
          <table:table-cell table:number-columns-repeated="2" office:value-type="string" calcext:value-type="string">
            <text:p>tram_stop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railway</text:p>
          </table:table-cell>
          <table:table-cell office:value-type="string" calcext:value-type="string">
            <text:p>tram_sto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all_shops</text:p>
          </table:table-cell>
          <table:table-cell table:style-name="ce2" office:value-type="string" calcext:value-type="string">
            <text:p>* 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Nog niet in de pois 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department_stor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49]" office:value-type="string" office:string-value="department_store" calcext:value-type="string">
            <text:p>department_st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0]" office:value-type="string" office:string-value="general" calcext:value-type="string">
            <text:p>gene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1]" office:value-type="string" office:string-value="mall" calcext:value-type="string">
            <text:p>m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2]" office:value-type="string" office:string-value="supermarket" calcext:value-type="string">
            <text:p>super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3]" office:value-type="string" office:string-value="wholesale" calcext:value-type="string">
            <text:p>wholes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4]" office:value-type="string" office:string-value="bakery" calcext:value-type="string">
            <text:p>bak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office:value-type="string" calcext:value-type="string">
            <text:p>convenience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5]" office:value-type="string" office:string-value="convenience" calcext:value-type="string">
            <text:p>conveni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green_grocerer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6]" office:value-type="string" office:string-value="green_grocerer" calcext:value-type="string">
            <text:p>green_groce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7]" office:value-type="string" office:string-value="kiosk" calcext:value-type="string">
            <text:p>kio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pastery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shop</text:p>
          </table:table-cell>
          <table:table-cell table:formula="of:=[.D58]" office:value-type="string" office:string-value="pastery" calcext:value-type="string">
            <text:p>past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commercial</text:p>
          </table:table-cell>
          <table:table-cell table:number-columns-repeated="2" office:value-type="string" calcext:value-type="string">
            <text:p>fuel</text:p>
          </table:table-cell>
          <table:table-cell office:value-type="string" calcext:value-type="string">
            <text:p>osm</text:p>
          </table:table-cell>
          <table:table-cell table:number-columns-repeated="3"/>
          <table:table-cell office:value-type="string" calcext:value-type="string">
            <text:p>amenity</text:p>
          </table:table-cell>
          <table:table-cell table:number-columns-repeated="4"/>
        </table:table-row>
        <table:table-row table:style-name="ro1" table:number-rows-repeated="4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ivot Table_Sheet1_1" table:style-name="ta1">
        <table:table-column table:style-name="co12" table:default-cell-style-name="ce7"/>
        <table:table-column table:style-name="co2" table:default-cell-style-name="ce12"/>
        <table:table-column table:style-name="co13" table:default-cell-style-name="ce12"/>
        <table:table-column table:style-name="co14" table:default-cell-style-name="ce19"/>
        <table:table-row table:style-name="ro1">
          <table:table-cell table:style-name="ce5" office:value-type="string" calcext:value-type="string">
            <text:p>type</text:p>
          </table:table-cell>
          <table:table-cell table:style-name="ce10" office:value-type="string" calcext:value-type="string">
            <text:p>subtype</text:p>
          </table:table-cell>
          <table:table-cell table:style-name="ce10" office:value-type="string" calcext:value-type="string">
            <text:p>subsubtype</text:p>
          </table:table-cell>
          <table:table-cell table:style-name="ce17" office:value-type="string" calcext:value-type="string">
            <text:p>Count - MAPPING_KEY</text:p>
          </table:table-cell>
        </table:table-row>
        <table:table-row table:style-name="ro1">
          <table:table-cell table:style-name="ce6" office:value-type="string" calcext:value-type="string">
            <text:p>food_drink</text:p>
          </table:table-cell>
          <table:table-cell table:style-name="ce11" office:value-type="string" calcext:value-type="string">
            <text:p>drink</text:p>
          </table:table-cell>
          <table:table-cell table:style-name="ce11" office:value-type="string" calcext:value-type="string">
            <text:p>bar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ub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food</text:p>
          </table:table-cell>
          <table:table-cell table:style-name="ce11" office:value-type="string" calcext:value-type="string">
            <text:p>fast_food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_co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_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restauran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public_building</text:p>
          </table:table-cell>
          <table:table-cell table:style-name="ce11" office:value-type="string" calcext:value-type="string">
            <text:p>culture</text:p>
          </table:table-cell>
          <table:table-cell table:style-name="ce11" office:value-type="string" calcext:value-type="string">
            <text:p>cinema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theatr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education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universit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string" calcext:value-type="string">
            <text:p>healthcare</text:p>
          </table:table-cell>
          <table:table-cell table:style-name="ce14" office:value-type="string" calcext:value-type="string">
            <text:p>hospital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public_building</text:p>
          </table:table-cell>
          <table:table-cell table:style-name="ce11" office:value-type="string" calcext:value-type="string">
            <text:p>community_centre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_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_j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_musl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il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townhall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public_space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dog_park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f_cou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layground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string" calcext:value-type="string">
            <text:p>industry</text:p>
          </table:table-cell>
          <table:table-cell table:style-name="ce14" office:value-type="string" calcext:value-type="string">
            <text:p>(empty)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string" calcext:value-type="string">
            <text:p>public_space</text:p>
          </table:table-cell>
          <table:table-cell table:style-name="ce14" office:value-type="string" calcext:value-type="string">
            <text:p>parking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 office:value-type="string" calcext:value-type="string">
            <text:p>public_transport</text:p>
          </table:table-cell>
          <table:table-cell table:style-name="ce11" office:value-type="string" calcext:value-type="string">
            <text:p>airport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_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y_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o_ent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tram_stop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sport</text:p>
          </table:table-cell>
          <table:table-cell table:style-name="ce11" office:value-type="string" calcext:value-type="string">
            <text:p>pitch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rts_ce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_p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track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water</text:p>
          </table:table-cell>
          <table:table-cell table:style-name="ce11" office:value-type="string" calcext:value-type="string">
            <text:p>beach_resort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chtha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swimming_are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hop</text:p>
          </table:table-cell>
          <table:table-cell table:style-name="ce14" office:value-type="string" calcext:value-type="string">
            <text:p>all_shops</text:p>
          </table:table-cell>
          <table:table-cell table:style-name="ce14" office:value-type="string" calcext:value-type="string">
            <text:p>* 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groceries</text:p>
          </table:table-cell>
          <table:table-cell table:style-name="ce11" office:value-type="string" calcext:value-type="string">
            <text:p>department_store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mar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wholesale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string" calcext:value-type="string">
            <text:p>snack</text:p>
          </table:table-cell>
          <table:table-cell table:style-name="ce11" office:value-type="string" calcext:value-type="string">
            <text:p>bakery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_groce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pastery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16"/>
          <table:table-cell table:style-name="ce22" office:value-type="float" office:value="58" calcext:value-type="float">
            <text:p>58</text:p>
          </table:table-cell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M58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58" table:buttons="'Pivot Table_Sheet1_1'.A1 'Pivot Table_Sheet1_1'.B1 'Pivot Table_Sheet1_1'.C1" table:show-filter-button="false" table:drill-down-on-double-click="false">
          <table:source-cell-range table:cell-range-address="Sheet1.A1:Sheet1.M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food_drink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ype" table:orientation="row" table:used-hierarchy="0" table:function="auto">
            <table:data-pilot-level table:show-empty="false" calcext:repeat-item-labels="false">
              <table:data-pilot-members>
                <table:data-pilot-member table:name="all_shops" table:display="true" table:show-details="true"/>
                <table:data-pilot-member table:name="culture" table:display="true" table:show-details="true"/>
                <table:data-pilot-member table:name="drink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een" table:display="true" table:show-details="true"/>
                <table:data-pilot-member table:name="groceries" table:display="true" table:show-details="true"/>
                <table:data-pilot-member table:name="healthcare" table:display="true" table:show-details="true"/>
                <table:data-pilot-member table:name="industry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public_transport" table:display="true" table:show-details="true"/>
                <table:data-pilot-member table:name="snack" table:display="true" table:show-details="true"/>
                <table:data-pilot-member table:name="sport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ubtype" table:orientation="row" table:used-hierarchy="0" table:function="auto">
            <table:data-pilot-level table:show-empty="false" calcext:repeat-item-labels="false">
              <table:data-pilot-members>
                <table:data-pilot-member table:name="* " table:display="true" table:show-details="true"/>
                <table:data-pilot-member table:name="airport" table:display="true" table:show-details="true"/>
                <table:data-pilot-member table:name="bakery" table:display="true" table:show-details="true"/>
                <table:data-pilot-member table:name="bar" table:display="true" table:show-details="true"/>
                <table:data-pilot-member table:name="beach_resort" table:display="true" table:show-details="true"/>
                <table:data-pilot-member table:name="bus_stop" table:display="true" table:show-details="true"/>
                <table:data-pilot-member table:name="cafe" table:display="true" table:show-details="true"/>
                <table:data-pilot-member table:name="cinema" table:display="true" table:show-details="true"/>
                <table:data-pilot-member table:name="community_centre" table:display="true" table:show-details="true"/>
                <table:data-pilot-member table:name="convenience" table:display="true" table:show-details="true"/>
                <table:data-pilot-member table:name="department_store" table:display="true" table:show-details="true"/>
                <table:data-pilot-member table:name="dog_park" table:display="true" table:show-details="true"/>
                <table:data-pilot-member table:name="fast_food" table:display="true" table:show-details="true"/>
                <table:data-pilot-member table:name="ferry_stop" table:display="true" table:show-details="true"/>
                <table:data-pilot-member table:name="fire_station" table:display="true" table:show-details="true"/>
                <table:data-pilot-member table:name="food_court" table:display="true" table:show-details="true"/>
                <table:data-pilot-member table:name="fuel" table:display="true" table:show-details="true"/>
                <table:data-pilot-member table:name="garden" table:display="true" table:show-details="true"/>
                <table:data-pilot-member table:name="general" table:display="true" table:show-details="true"/>
                <table:data-pilot-member table:name="golf_course" table:display="true" table:show-details="true"/>
                <table:data-pilot-member table:name="green_grocerer" table:display="true" table:show-details="true"/>
                <table:data-pilot-member table:name="haven" table:display="true" table:show-details="true"/>
                <table:data-pilot-member table:name="hospital" table:display="true" table:show-details="true"/>
                <table:data-pilot-member table:name="ice_cream" table:display="true" table:show-details="true"/>
                <table:data-pilot-member table:name="jachthaven" table:display="true" table:show-details="true"/>
                <table:data-pilot-member table:name="kiosk" table:display="true" table:show-details="true"/>
                <table:data-pilot-member table:name="library" table:display="true" table:show-details="true"/>
                <table:data-pilot-member table:name="mall" table:display="true" table:show-details="true"/>
                <table:data-pilot-member table:name="marina" table:display="true" table:show-details="true"/>
                <table:data-pilot-member table:name="metro_entrance" table:display="true" table:show-details="true"/>
                <table:data-pilot-member table:name="park" table:display="true" table:show-details="true"/>
                <table:data-pilot-member table:name="parking" table:display="true" table:show-details="true"/>
                <table:data-pilot-member table:name="pastery" table:display="true" table:show-details="true"/>
                <table:data-pilot-member table:name="pitch" table:display="true" table:show-details="true"/>
                <table:data-pilot-member table:name="playground" table:display="true" table:show-details="true"/>
                <table:data-pilot-member table:name="police" table:display="true" table:show-details="true"/>
                <table:data-pilot-member table:name="pow_christian" table:display="true" table:show-details="true"/>
                <table:data-pilot-member table:name="pow_jew" table:display="true" table:show-details="true"/>
                <table:data-pilot-member table:name="pow_muslim" table:display="true" table:show-details="true"/>
                <table:data-pilot-member table:name="pub" table:display="true" table:show-details="true"/>
                <table:data-pilot-member table:name="restaurant" table:display="true" table:show-details="true"/>
                <table:data-pilot-member table:name="school" table:display="true" table:show-details="true"/>
                <table:data-pilot-member table:name="sports_centre" table:display="true" table:show-details="true"/>
                <table:data-pilot-member table:name="stadium" table:display="true" table:show-details="true"/>
                <table:data-pilot-member table:name="supermarket" table:display="true" table:show-details="true"/>
                <table:data-pilot-member table:name="swimming_area" table:display="true" table:show-details="true"/>
                <table:data-pilot-member table:name="swimming_pool" table:display="true" table:show-details="true"/>
                <table:data-pilot-member table:name="theatre" table:display="true" table:show-details="true"/>
                <table:data-pilot-member table:name="toilets" table:display="true" table:show-details="true"/>
                <table:data-pilot-member table:name="townhall" table:display="true" table:show-details="true"/>
                <table:data-pilot-member table:name="track" table:display="true" table:show-details="true"/>
                <table:data-pilot-member table:name="train_station" table:display="true" table:show-details="true"/>
                <table:data-pilot-member table:name="tram_stop" table:display="true" table:show-details="true"/>
                <table:data-pilot-member table:name="university" table:display="true" table:show-details="true"/>
                <table:data-pilot-member table:name="wholes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PING_KEY" table:orientation="data" table:used-hierarchy="0" table:function="count">
            <table:data-pilot-level table:show-empty="false" calcext:repeat-item-labels="false">
              <table:data-pilot-members>
                <table:data-pilot-member table:name="aerialway" table:display="true" table:show-details="true"/>
                <table:data-pilot-member table:name="amenity" table:display="true" table:show-details="true"/>
                <table:data-pilot-member table:name="functioneelgebied" table:display="true" table:show-details="true"/>
                <table:data-pilot-member table:name="highway" table:display="true" table:show-details="true"/>
                <table:data-pilot-member table:name="leisure" table:display="true" table:show-details="true"/>
                <table:data-pilot-member table:name="plaats" table:display="true" table:show-details="true"/>
                <table:data-pilot-member table:name="railway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-00-0000</text:date>, <text:time style:data-style-name="N2" text:time-value="15:28:36.934754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43:15.823913037</meta:creation-date>
    <dc:date>2019-06-05T15:49:20.402176838</dc:date>
    <meta:editing-duration>P1DT2H41M16S</meta:editing-duration>
    <meta:editing-cycles>34</meta:editing-cycles>
    <meta:generator>LibreOffice/5.1.6.2$Linux_X86_64 LibreOffice_project/10m0$Build-2</meta:generator>
    <meta:document-statistic meta:table-count="3" meta:cell-count="553" meta:object-count="0"/>
  </office:meta>
</office:document-meta>
</file>